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8.75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office:value-type="string" calcext:value-type="string">
            <text:p>Execution Time (s)</text:p>
          </table:table-cell>
          <table:table-cell table:style-name="ce3"/>
          <table:table-cell table:style-name="ce2"/>
        </table:table-row>
        <table:table-row table:style-name="ro1">
          <table:table-cell table:style-name="ce1" office:value-type="string" calcext:value-type="string" table:number-columns-spanned="2" table:number-rows-spanned="1">
            <text:p>10⁷ positions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20458" calcext:value-type="float">
            <text:p>0.04204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90421" calcext:value-type="float">
            <text:p>0.039042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55917" calcext:value-type="float">
            <text:p>0.035591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99735" calcext:value-type="float">
            <text:p>0.029973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59878" calcext:value-type="float">
            <text:p>0.025987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36754" calcext:value-type="float">
            <text:p>0.023675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80293" calcext:value-type="float">
            <text:p>0.018029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70852" calcext:value-type="float">
            <text:p>0.0270852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356263" calcext:value-type="float">
            <text:p>0.035626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10⁸ positions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44911" calcext:value-type="float">
            <text:p>0.41449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32143" calcext:value-type="float">
            <text:p>0.36321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45138" calcext:value-type="float">
            <text:p>0.334513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23599" calcext:value-type="float">
            <text:p>0.312359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20173" calcext:value-type="float">
            <text:p>0.302017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40305" calcext:value-type="float">
            <text:p>0.274030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174925" calcext:value-type="float">
            <text:p>0.21749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596913" calcext:value-type="float">
            <text:p>0.1596913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1725323" calcext:value-type="float">
            <text:p>0.17253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10⁹ positions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69958" calcext:value-type="float">
            <text:p>4.16995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41266" calcext:value-type="float">
            <text:p>3.1412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75422" calcext:value-type="float">
            <text:p>2.97542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6773" calcext:value-type="float">
            <text:p>2.667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512314" calcext:value-type="float">
            <text:p>2.51231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437286" calcext:value-type="float">
            <text:p>2.43728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331126" calcext:value-type="float">
            <text:p>2.33112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339075" calcext:value-type="float">
            <text:p>2.339075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208812" calcext:value-type="float">
            <text:p>2.208812</text:p>
          </table:table-cell>
          <table:table-cell table:number-columns-repeated="2"/>
        </table:table-row>
        <table:table-row table:style-name="ro1" table:number-rows-repeated="6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9:30:26.804521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6:35:35.717434654</meta:creation-date>
    <meta:generator>LibreOffice/5.1.4.2$Linux_X86_64 LibreOffice_project/10m0$Build-2</meta:generator>
    <dc:date>2017-04-04T20:43:38.802459517</dc:date>
    <meta:editing-duration>PT48M24S</meta:editing-duration>
    <meta:editing-cycles>9</meta:editing-cycles>
    <meta:document-statistic meta:table-count="1" meta:cell-count="59" meta:object-count="0"/>
  </office:meta>
</office:document-meta>
</file>